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fe5a8" officeooo:paragraph-rsid="000fe5a8"/>
    </style:style>
    <style:style style:name="P2" style:family="paragraph" style:parent-style-name="Nagłówek_20_1" style:master-page-name="MP0">
      <style:paragraph-properties style:page-number="auto" fo:break-before="page"/>
    </style:style>
    <style:style style:name="P3" style:family="paragraph" style:parent-style-name="Text_20_body">
      <style:text-properties officeooo:rsid="000f81da" officeooo:paragraph-rsid="000f81da"/>
    </style:style>
    <style:style style:name="P4" style:family="paragraph" style:parent-style-name="Text_20_body">
      <style:text-properties officeooo:rsid="00106bb3" officeooo:paragraph-rsid="00106bb3"/>
    </style:style>
    <style:style style:name="T1" style:family="text">
      <style:text-properties officeooo:rsid="000fe5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łownik pojęć</text:h>
      <text:p text:style-name="Text_20_body"/>
      <text:h text:style-name="Nagłówek_20_2" text:outline-level="2">Użytkownicy systemu</text:h>
      <text:p text:style-name="Text_20_body">Administrator – Osoba odpowiedzialna za wdrożenie i zarządzanie systemem</text:p>
      <text:p text:style-name="Text_20_body">Ekspert PTTK – Pracownik PTTK, odpowiedzialny za dane o odcinkach punktowanych do GOT</text:p>
      <text:p text:style-name="Text_20_body">Turysta górski – Zalogowany użytkownik systemu</text:p>
      <text:h text:style-name="Nagłówek_20_2" text:outline-level="2">Pojęcia ogólne</text:h>
      <text:p text:style-name="Text_20_body">GOT – Górska Odznaka Turystyczna</text:p>
      <text:p text:style-name="Text_20_body">PTTK – Polskie Towarzystwo Turystyczno-Krajoznawcze</text:p>
      <text:p text:style-name="Text_20_body">Przodownik Turystyki Górskiej PTTK – Osoba propagująca turystykę górską i potwierdzająca poprawność informacji dotyczących GOT podczas wycieczki</text:p>
      <text:p text:style-name="Text_20_body">Punkty – Punkty przyznawane za przejście odcinków tras punktowanych GOT</text:p>
      <text:p text:style-name="P1">Punkty tras – Punkt wchodzący w skład trasy wycieczki górskiej</text:p>
      <text:p text:style-name="Text_20_body">Data zdobycia – data zdobycia danego stopnia odznaki</text:p>
      <text:p text:style-name="Text_20_body">Lokalizacja – lokalizacja punktu startowego, pośredniego lub końcowego trasy</text:p>
      <text:p text:style-name="P3">Zarządzanie – Dodawanie, odczyt, aktualizowanie i usuwanie</text:p>
      <text:p text:style-name="P4">Długość trasy – Suma długości wszystkich odcinków</text:p>
      <text:p text:style-name="Standard">Odcinek – Odcinek trasy wycieczki górskiej, <text:span text:style-name="T1">zawiera dwa punkty tras</text:span></text:p>
      <text:p text:style-name="Standard"/>
      <text:h text:style-name="Nagłówek_20_2" text:outline-level="2">Górska Odznaka Turystyczna</text:h>
      <text:p text:style-name="Text_20_body">„W góry” – Najniższy poziom odznaki, ma on 3 stopnie: brązowy, srebrny i złoty</text:p>
      <text:p text:style-name="Text_20_body">Popularna – <text:s/>Drugi najniższy poziom, odznaki ma on 1 stopień</text:p>
      <text:p text:style-name="Text_20_body">Mała – Środkowy poziom odznaki, ma <text:s/>3 stopnie: brązowy, srebrny i złoty</text:p>
      <text:p text:style-name="Text_20_body">Duża – Przedostatni <text:s/>możliwy do zdobycia poziom odznaki, dzieli się na 3 stopnie: brązowy srebrny i złoty</text:p>
      <text:p text:style-name="Text_20_body">„Za wytrwałość” – Najwyższy poziom odznaki, dzieli się na stopnie: mały i duż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Tahoma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Tahoma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agłówek_20_2" style:display-name="Nagłówek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dtytuł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/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meta:initial-creator>epicm</meta:initial-creator>
    <meta:creation-date>2018-10-22T07:20:00Z</meta:creation-date>
    <dc:date>2018-12-08T01:23:59.423700508</dc:date>
    <meta:editing-cycles>5</meta:editing-cycles>
    <meta:editing-duration>PT2M34S</meta:editing-duration>
    <meta:document-statistic meta:table-count="0" meta:image-count="0" meta:object-count="0" meta:page-count="1" meta:paragraph-count="22" meta:word-count="176" meta:character-count="1332" meta:non-whitespace-character-count="1160"/>
    <meta:template xlink:type="simple" xlink:actuate="onRequest" xlink:title="" xlink:href="Normal"/>
  </office:meta>
</office:document-meta>
</file>